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inherit" svg:font-family="inherit, 'Times New Roman'" style:font-family-generic="roman"/>
    <style:font-face style:name="Droid Sans" svg:font-family="'Droid Sans'" style:font-pitch="variable"/>
    <style:font-face style:name="Lohit Hindi" svg:font-family="'Lohit Hindi', 'MS Gothic'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amond" fo:font-size="12pt" style:text-underline-style="solid" style:text-underline-width="auto" style:text-underline-color="font-color" style:font-size-asian="12pt" style:font-name-complex="Garamond"/>
    </style:style>
    <style:style style:name="P2" style:family="paragraph" style:parent-style-name="Standard">
      <style:text-properties fo:font-variant="small-caps" fo:color="#0000ff"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font-size="11pt" fo:language="es" fo:country="DO" style:font-size-asian="11pt" style:language-asian="es" style:country-asian="DO" style:font-size-complex="11pt"/>
    </style:style>
    <style:style style:name="P4" style:family="paragraph" style:parent-style-name="Standard">
      <style:text-properties fo:font-size="11pt" fo:language="es" fo:country="DO" fo:font-weight="bold" style:font-size-asian="11pt" style:language-asian="es" style:country-asian="DO" style:font-weight-asian="bold" style:font-size-complex="11pt"/>
    </style:style>
    <style:style style:name="P5" style:family="paragraph" style:parent-style-name="Standard">
      <style:paragraph-properties fo:line-height="115%"/>
      <style:text-properties fo:font-size="11pt" fo:language="es" fo:country="DO" fo:font-weight="bold" style:font-size-asian="11pt" style:language-asian="es" style:country-asian="DO" style:font-weight-asian="bold" style:font-size-complex="11pt"/>
    </style:style>
    <style:style style:name="P6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style:font-size-asian="11pt" style:font-size-complex="11pt"/>
    </style:style>
    <style:style style:name="P7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officeooo:rsid="00190f14" officeooo:paragraph-rsid="00190f14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fo:font-weight="bold" officeooo:rsid="00190f14" officeooo:paragraph-rsid="00190f14" style:font-size-asian="11pt" style:font-weight-asian="bold" style:font-size-complex="11pt"/>
    </style:style>
    <style:style style:name="P11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fo:font-weight="bold" officeooo:rsid="00190f14" officeooo:paragraph-rsid="00190f14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language="en" fo:country="none" style:font-size-asian="11pt" style:font-size-complex="11pt"/>
    </style:style>
    <style:style style:name="P13" style:family="paragraph" style:parent-style-name="Standard">
      <style:text-properties fo:font-size="11pt" fo:language="en" fo:country="none" officeooo:paragraph-rsid="001abf95" style:font-size-asian="11pt" style:font-size-complex="11pt"/>
    </style:style>
    <style:style style:name="P14" style:family="paragraph" style:parent-style-name="Standard">
      <style:paragraph-properties fo:orphans="0" fo:widows="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orphans="0" fo:widows="0"/>
      <style:text-properties fo:font-size="11pt" style:text-underline-style="solid" style:text-underline-width="auto" style:text-underline-color="font-color" fo:font-weight="bold" officeooo:paragraph-rsid="001abf95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15%" fo:text-align="justify" style:justify-single-word="false" fo:orphans="0" fo:widows="0" style:text-autospace="none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orphans="0" fo:widows="0"/>
      <style:text-properties officeooo:paragraph-rsid="001abf95"/>
    </style:style>
    <style:style style:name="P19" style:family="paragraph" style:parent-style-name="Header">
      <style:paragraph-properties>
        <style:tab-stops>
          <style:tab-stop style:position="3in" style:type="center"/>
          <style:tab-stop style:position="5.1354in"/>
          <style:tab-stop style:position="7in" style:type="right"/>
        </style:tab-stops>
      </style:paragraph-properties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margin-left="2.5in" fo:margin-right="0in" fo:text-indent="0in" style:auto-text-indent="false">
        <style:tab-stops>
          <style:tab-stop style:position="5.5937in"/>
        </style:tab-stops>
      </style:paragraph-properties>
    </style:style>
    <style:style style:name="P21" style:family="paragraph" style:parent-style-name="Standard">
      <style:paragraph-properties fo:margin-left="0.5in" fo:margin-right="0in" fo:line-height="115%" fo:text-indent="0in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.5in" fo:margin-right="0in" fo:line-height="115%" fo:text-align="justify" style:justify-single-word="false" fo:orphans="0" fo:widows="0" fo:text-indent="0in" style:auto-text-indent="false" style:text-autospace="non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.5in" fo:margin-right="0in" fo:text-align="justify" style:justify-single-word="false" fo:text-indent="0in" style:auto-text-indent="false" style:text-autospace="none">
        <style:tab-stops>
          <style:tab-stop style:position="0.5in"/>
          <style:tab-stop style:position="1in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>
      <style:paragraph-properties fo:margin-left="0.5in" fo:margin-right="0in" fo:text-align="justify" style:justify-single-word="false" fo:text-indent="0in" style:auto-text-indent="false" style:text-autospace="none">
        <style:tab-stops>
          <style:tab-stop style:position="0.5in"/>
          <style:tab-stop style:position="1in"/>
        </style:tab-stops>
      </style:paragraph-properties>
      <style:text-properties fo:font-size="11pt" officeooo:paragraph-rsid="001abf95" style:font-size-asian="11pt" style:font-size-complex="11pt"/>
    </style:style>
    <style:style style:name="P25" style:family="paragraph" style:parent-style-name="Standard">
      <style:paragraph-properties fo:margin-left="0in" fo:margin-right="0.25in" fo:text-indent="0in" style:auto-text-indent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in" fo:margin-right="0.25in" fo:text-indent="0in" style:auto-text-indent="false" style:text-autospace="none"/>
      <style:text-properties fo:font-size="11pt" fo:font-weight="bold" officeooo:paragraph-rsid="001abf95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in" fo:margin-right="0.25in" fo:text-align="justify" style:justify-single-word="false" fo:text-indent="0in" style:auto-text-indent="false" style:text-autospace="none"/>
    </style:style>
    <style:style style:name="P28" style:family="paragraph" style:parent-style-name="Standard">
      <style:paragraph-properties fo:margin-left="0in" fo:margin-right="0.25in" fo:text-align="justify" style:justify-single-word="false" fo:text-indent="0in" style:auto-text-indent="false" style:text-autospace="none"/>
      <style:text-properties fo:color="#000000" style:font-name="Calibri" fo:font-size="11pt" fo:font-style="italic" fo:font-weight="normal" officeooo:rsid="0018c2e3" officeooo:paragraph-rsid="001abf95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29" style:family="paragraph" style:parent-style-name="Standard">
      <style:paragraph-properties fo:line-height="115%" fo:text-align="justify" style:justify-single-word="false" fo:orphans="0" fo:widows="0" fo:padding-left="0in" fo:padding-right="0in" fo:padding-top="0in" fo:padding-bottom="0.0138in" fo:border-left="none" fo:border-right="none" fo:border-top="none" fo:border-bottom="0.51pt solid #000000" style:text-autospace="none"/>
      <style:text-properties fo:font-size="11pt" fo:font-weight="bold" style:font-size-asian="11pt" style:font-weight-asian="bold" style:font-size-complex="11pt"/>
    </style:style>
    <style:style style:name="P30" style:family="paragraph" style:parent-style-name="Sangría_20_3_20_de_20_t._20_independiente">
      <style:paragraph-properties fo:margin-left="0.0626in" fo:margin-right="0in" fo:text-indent="-0.0626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31" style:family="paragraph" style:parent-style-name="Sangría_20_3_20_de_20_t._20_independiente">
      <style:paragraph-properties fo:margin-left="0.0626in" fo:margin-right="0in" fo:text-indent="-0.0626in" style:auto-text-indent="false"/>
      <style:text-properties style:font-name="Times New Roman" fo:font-size="11pt" fo:font-weight="bold" officeooo:paragraph-rsid="001abf95" style:font-size-asian="11pt" style:font-weight-asian="bold" style:font-name-complex="Times New Roman" style:font-size-complex="11pt"/>
    </style:style>
    <style:style style:name="P32" style:family="paragraph" style:parent-style-name="Standard" style:list-style-name="WW8Num4">
      <style:paragraph-properties fo:line-height="115%"/>
      <style:text-properties fo:font-size="11pt" style:font-size-asian="11pt" style:font-size-complex="11pt"/>
    </style:style>
    <style:style style:name="P33" style:family="paragraph" style:parent-style-name="Standard" style:list-style-name="WW8Num2">
      <style:paragraph-properties fo:line-height="115%"/>
      <style:text-properties fo:font-size="11pt" style:font-size-asian="11pt" style:font-size-complex="11pt"/>
    </style:style>
    <style:style style:name="P34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officeooo:paragraph-rsid="001b8486" style:font-size-asian="11pt" style:font-size-complex="11pt"/>
    </style:style>
    <style:style style:name="P35" style:family="paragraph" style:parent-style-name="Standard" style:list-style-name="WW8Num6">
      <style:paragraph-properties fo:text-align="justify" style:justify-single-word="false" style:text-autospace="none"/>
      <style:text-properties fo:font-size="11pt" style:font-size-asian="11pt" style:font-size-complex="11pt"/>
    </style:style>
    <style:style style:name="P36" style:family="paragraph" style:parent-style-name="Standard" style:list-style-name="WW8Num6">
      <style:paragraph-properties fo:text-align="justify" style:justify-single-word="false" style:text-autospace="none"/>
      <style:text-properties fo:font-size="11pt" officeooo:paragraph-rsid="001abf95" style:font-size-asian="11pt" style:font-size-complex="11pt"/>
    </style:style>
    <style:style style:name="P37" style:family="paragraph" style:parent-style-name="Standard" style:list-style-name="WW8Num6">
      <style:paragraph-properties fo:text-align="justify" style:justify-single-word="false" style:text-autospace="none"/>
      <style:text-properties fo:font-size="11pt" officeooo:rsid="00190f14" officeooo:paragraph-rsid="00190f14" style:font-size-asian="11pt" style:font-size-complex="11pt"/>
    </style:style>
    <style:style style:name="P38" style:family="paragraph" style:parent-style-name="Standard" style:list-style-name="WW8Num6">
      <style:paragraph-properties fo:text-align="justify" style:justify-single-word="false" style:text-autospace="none"/>
      <style:text-properties fo:font-size="11pt" officeooo:rsid="00190f14" officeooo:paragraph-rsid="001abf95" style:font-size-asian="11pt" style:font-size-complex="11pt"/>
    </style:style>
    <style:style style:name="P39" style:family="paragraph" style:parent-style-name="Standard" style:list-style-name="WW8Num6">
      <style:paragraph-properties fo:text-align="justify" style:justify-single-word="false" style:text-autospace="none"/>
      <style:text-properties fo:font-size="11pt" officeooo:rsid="00190f14" officeooo:paragraph-rsid="001b8486" style:font-size-asian="11pt" style:font-size-complex="11pt"/>
    </style:style>
    <style:style style:name="P40" style:family="paragraph" style:parent-style-name="Standard" style:list-style-name="WW8Num2">
      <style:paragraph-properties fo:line-height="115%"/>
      <style:text-properties fo:font-size="11pt" officeooo:rsid="001b8486" officeooo:paragraph-rsid="001b8486" style:font-size-asian="11pt" style:font-size-complex="11pt"/>
    </style:style>
    <style:style style:name="P41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officeooo:rsid="001b8486" officeooo:paragraph-rsid="001b8486" style:font-size-asian="11pt" style:font-size-complex="11pt"/>
    </style:style>
    <style:style style:name="P42" style:family="paragraph" style:parent-style-name="Standard" style:list-style-name="WW8Num6">
      <style:paragraph-properties fo:text-align="justify" style:justify-single-word="false" style:text-autospace="none"/>
      <style:text-properties fo:font-size="11pt" officeooo:rsid="001b8486" officeooo:paragraph-rsid="001b8486" style:font-size-asian="11pt" style:font-size-complex="11pt"/>
    </style:style>
    <style:style style:name="P43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fo:font-weight="bold" officeooo:rsid="00190f14" officeooo:paragraph-rsid="001b8486" style:font-size-asian="11pt" style:font-weight-asian="bold" style:font-size-complex="11pt"/>
    </style:style>
    <style:style style:name="P44" style:family="paragraph" style:parent-style-name="Standard">
      <style:paragraph-properties fo:line-height="115%" fo:text-align="justify" style:justify-single-word="false" fo:orphans="0" fo:widows="0" style:text-autospace="none"/>
      <style:text-properties fo:font-size="11pt" fo:font-weight="bold" officeooo:rsid="001b8486" officeooo:paragraph-rsid="001b8486" style:font-size-asian="11pt" style:font-weight-asian="bold" style:font-size-complex="11pt" style:font-weight-complex="bold"/>
    </style:style>
    <style:style style:name="P45" style:family="paragraph" style:parent-style-name="Standard">
      <style:paragraph-properties fo:orphans="0" fo:widows="0"/>
      <style:text-properties fo:font-size="11pt" style:text-underline-style="solid" style:text-underline-width="auto" style:text-underline-color="font-color" fo:font-weight="bold" officeooo:paragraph-rsid="001b8486" style:font-size-asian="11pt" style:font-weight-asian="bold" style:font-size-complex="11pt" style:font-weight-complex="bold"/>
    </style:style>
    <style:style style:name="P46" style:family="paragraph" style:parent-style-name="Standard">
      <style:text-properties fo:font-size="11pt" fo:language="en" fo:country="none" officeooo:paragraph-rsid="001b8486" style:font-size-asian="11pt" style:font-size-complex="11pt"/>
    </style:style>
    <style:style style:name="P47" style:family="paragraph" style:parent-style-name="Standard" style:list-style-name="WW8Num4">
      <style:paragraph-properties fo:line-height="115%"/>
    </style:style>
    <style:style style:name="P48" style:family="paragraph" style:parent-style-name="Standard" style:list-style-name="WW8Num5">
      <style:paragraph-properties fo:line-height="115%" fo:text-align="justify" style:justify-single-word="false"/>
    </style:style>
    <style:style style:name="P49" style:family="paragraph" style:parent-style-name="Standard" style:list-style-name="WW8Num5">
      <style:paragraph-properties fo:line-height="115%" fo:text-align="justify" style:justify-single-word="false" fo:orphans="0" fo:widows="0" style:text-autospace="none"/>
    </style:style>
    <style:style style:name="P50" style:family="paragraph" style:parent-style-name="Standard">
      <style:paragraph-properties fo:line-height="115%" fo:text-align="justify" style:justify-single-word="false" fo:orphans="0" fo:widows="0" style:text-autospace="none"/>
    </style:style>
    <style:style style:name="P51" style:family="paragraph" style:parent-style-name="Standard" style:list-style-name="WW8Num5">
      <style:paragraph-properties fo:line-height="115%" fo:text-align="justify" style:justify-single-word="false" fo:orphans="0" fo:widows="0" style:text-autospace="none"/>
      <style:text-properties fo:font-weight="bold" officeooo:rsid="001b8486" officeooo:paragraph-rsid="001b8486" style:font-weight-asian="bold" style:font-weight-complex="bold"/>
    </style:style>
    <style:style style:name="P52" style:family="paragraph" style:parent-style-name="Standard">
      <style:paragraph-properties fo:orphans="0" fo:widows="0"/>
      <style:text-properties officeooo:paragraph-rsid="001b8486"/>
    </style:style>
    <style:style style:name="P53" style:family="paragraph" style:parent-style-name="Standard" style:master-page-name="Standard">
      <style:paragraph-properties fo:margin-left="2.5in" fo:margin-right="0in" fo:text-indent="0.5in" style:auto-text-indent="false" style:page-number="auto"/>
      <style:text-properties fo:font-size="11pt" style:font-size-asian="11pt" style:font-size-complex="11pt"/>
    </style:style>
    <style:style style:name="P54" style:family="paragraph" style:parent-style-name="Standard">
      <style:paragraph-properties fo:margin-left="0in" fo:margin-right="0.25in" fo:text-align="justify" style:justify-single-word="false" fo:text-indent="0in" style:auto-text-indent="false" style:text-autospace="none"/>
      <style:text-properties fo:font-size="11pt" fo:font-weight="bold" officeooo:rsid="00190f14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left="0in" fo:margin-right="0.25in" fo:text-align="justify" style:justify-single-word="false" fo:text-indent="0in" style:auto-text-indent="false" style:text-autospace="none"/>
      <style:text-properties fo:font-size="11pt" fo:font-weight="bold" officeooo:rsid="001abf95" officeooo:paragraph-rsid="001abf95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left="0in" fo:margin-right="0.25in" fo:text-align="justify" style:justify-single-word="false" fo:text-indent="0in" style:auto-text-indent="false" style:text-autospace="none"/>
      <style:text-properties fo:font-size="11pt" fo:font-weight="bold" officeooo:rsid="001abf95" officeooo:paragraph-rsid="001b8486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0in" fo:margin-right="0.25in" fo:text-indent="0in" style:auto-text-indent="false" style:text-autospace="none"/>
      <style:text-properties fo:font-size="11pt" fo:font-weight="bold" officeooo:paragraph-rsid="001b8486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left="0in" fo:margin-right="0.25in" fo:text-align="justify" style:justify-single-word="false" fo:text-indent="0in" style:auto-text-indent="false" style:text-autospace="none"/>
      <style:text-properties officeooo:paragraph-rsid="001abf95"/>
    </style:style>
    <style:style style:name="P59" style:family="paragraph" style:parent-style-name="Standard">
      <style:paragraph-properties fo:margin-left="0in" fo:margin-right="0.25in" fo:text-align="justify" style:justify-single-word="false" fo:text-indent="0in" style:auto-text-indent="false" style:text-autospace="none"/>
      <style:text-properties officeooo:paragraph-rsid="001b8486"/>
    </style:style>
    <style:style style:name="P60" style:family="paragraph" style:parent-style-name="Standard">
      <style:paragraph-properties fo:margin-left="0.5in" fo:margin-right="0in" fo:text-align="justify" style:justify-single-word="false" fo:text-indent="0in" style:auto-text-indent="false" style:text-autospace="none">
        <style:tab-stops>
          <style:tab-stop style:position="0.5in"/>
          <style:tab-stop style:position="1in"/>
        </style:tab-stops>
      </style:paragraph-properties>
      <style:text-properties fo:font-size="11pt" officeooo:paragraph-rsid="001b8486" style:font-size-asian="11pt" style:font-size-complex="11pt"/>
    </style:style>
    <style:style style:name="P61" style:family="paragraph" style:parent-style-name="Heading_20_2">
      <style:text-properties style:font-size-complex="11pt"/>
    </style:style>
    <style:style style:name="P62" style:family="paragraph" style:parent-style-name="Sangría_20_3_20_de_20_t._20_independiente">
      <style:paragraph-properties fo:margin-left="0.0626in" fo:margin-right="0in" fo:text-indent="-0.0626in" style:auto-text-indent="false"/>
      <style:text-properties style:font-name="Times New Roman" fo:font-size="11pt" fo:font-weight="bold" officeooo:paragraph-rsid="001b8486" style:font-size-asian="11pt" style:font-weight-asian="bold" style:font-name-complex="Times New Roman" style:font-size-complex="11pt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abf95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style:font-weight-complex="bold"/>
    </style:style>
    <style:style style:name="T4" style:family="text">
      <style:text-properties fo:font-size="11pt" officeooo:rsid="00190f14" style:font-size-asian="11pt" style:font-size-complex="11pt" style:font-weight-complex="bold"/>
    </style:style>
    <style:style style:name="T5" style:family="text">
      <style:text-properties fo:font-size="11pt" officeooo:rsid="001abf95" style:font-size-asian="11pt" style:font-size-complex="11pt" style:font-weight-complex="bold"/>
    </style:style>
    <style:style style:name="T6" style:family="text">
      <style:text-properties fo:font-size="11pt" officeooo:rsid="001b8486" style:font-size-asian="11pt" style:font-size-complex="11pt" style:font-weight-complex="bold"/>
    </style:style>
    <style:style style:name="T7" style:family="text">
      <style:text-properties fo:font-size="11pt" officeooo:rsid="00190f14" style:font-size-asian="11pt" style:font-size-complex="11pt"/>
    </style:style>
    <style:style style:name="T8" style:family="text">
      <style:text-properties fo:font-size="11pt" fo:language="es" fo:country="DO" style:font-size-asian="11pt" style:font-size-complex="11pt"/>
    </style:style>
    <style:style style:name="T9" style:family="text">
      <style:text-properties fo:font-size="11pt" fo:language="es" fo:country="DO" fo:font-weight="bold" style:font-size-asian="11pt" style:font-weight-asian="bold" style:font-size-complex="11pt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190f14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1abf95" style:font-size-asian="11pt" style:font-weight-asian="bold" style:font-size-complex="11pt" style:font-weight-complex="bold"/>
    </style:style>
    <style:style style:name="T14" style:family="text">
      <style:text-properties fo:font-size="11pt" fo:font-weight="bold" officeooo:rsid="001b8486" style:font-size-asian="11pt" style:font-weight-asian="bold" style:font-size-complex="11pt" style:font-weight-complex="bold"/>
    </style:style>
    <style:style style:name="T15" style:family="text">
      <style:text-properties fo:font-size="11pt" fo:language="fr" fo:country="FR" style:font-size-asian="11pt" style:font-size-complex="11pt"/>
    </style:style>
    <style:style style:name="T16" style:family="text">
      <style:text-properties fo:font-size="11pt" fo:language="fr" fo:country="FR" officeooo:rsid="00190f14" style:font-size-asian="11pt" style:font-size-complex="11pt"/>
    </style:style>
    <style:style style:name="T17" style:family="text">
      <style:text-properties fo:font-size="11pt" fo:language="fr" fo:country="FR" officeooo:rsid="001b8486" style:font-size-asian="11pt" style:font-size-complex="11pt"/>
    </style:style>
    <style:style style:name="T18" style:family="text">
      <style:text-properties fo:font-size="11pt" fo:language="fr" fo:country="FR" fo:font-weight="bold" style:font-size-asian="11pt" style:font-weight-asian="bold" style:font-size-complex="11pt"/>
    </style:style>
    <style:style style:name="T19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20" style:family="text">
      <style:text-properties fo:font-size="11pt" style:text-underline-style="none" fo:font-weight="bold" officeooo:rsid="00190f14" style:font-size-asian="11pt" style:font-weight-asian="bold" style:font-size-complex="11pt" style:font-weight-complex="bold"/>
    </style:style>
    <style:style style:name="T21" style:family="text">
      <style:text-properties fo:font-size="11pt" style:text-underline-style="none" fo:font-weight="bold" officeooo:rsid="001abf95" style:font-size-asian="11pt" style:font-weight-asian="bold" style:font-size-complex="11pt" style:font-weight-complex="bold"/>
    </style:style>
    <style:style style:name="T22" style:family="text">
      <style:text-properties fo:font-size="11pt" fo:font-weight="normal" officeooo:rsid="00190f14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1abf95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b8486" style:font-size-asian="11pt" style:font-weight-asian="normal" style:font-size-complex="11pt" style:font-weight-complex="normal"/>
    </style:style>
    <style:style style:name="T25" style:family="text">
      <style:text-properties fo:color="#000000" fo:font-size="11pt" fo:font-weight="bold" style:font-size-asian="11pt" style:font-weight-asian="bold" style:font-size-complex="11pt" style:font-style-complex="italic" style:font-weight-complex="bold"/>
    </style:style>
    <style:style style:name="T26" style:family="text">
      <style:text-properties style:font-name="Times New Roman" fo:font-size="11pt" style:font-size-asian="11pt" style:font-name-complex="Times New Roman" style:font-size-complex="11pt"/>
    </style:style>
    <style:style style:name="T27" style:family="text">
      <style:text-properties style:font-name="Times New Roman" fo:font-size="11pt" style:font-size-asian="11pt" style:font-name-complex="Times New Roman" style:font-size-complex="11pt" style:font-weight-complex="bold"/>
    </style:style>
    <style:style style:name="T28" style:family="text">
      <style:text-properties fo:language="en" fo:country="none" fo:font-weight="bold" style:font-weight-asian="bold" style:font-weight-complex="bold"/>
    </style:style>
    <style:style style:name="T29" style:family="text">
      <style:text-properties officeooo:rsid="00190f14"/>
    </style:style>
    <style:style style:name="T30" style:family="text">
      <style:text-properties fo:font-size="12pt" fo:language="es" fo:country="DO" fo:font-weight="bold" officeooo:rsid="00190f14" style:font-size-asian="12pt" style:font-weight-asian="bold" style:font-size-complex="12pt" style:font-weight-complex="bold"/>
    </style:style>
    <style:style style:name="T31" style:family="text">
      <style:text-properties officeooo:rsid="001b8486"/>
    </style:style>
    <style:style style:name="gr1" style:family="graphic">
      <style:graphic-properties draw:stroke="solid" svg:stroke-width="0.013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20"><text:span text:style-name="T8"><text:s text:c="4"/></text:span><text:span text:style-name="T30">Charles Antigua Mercedes</text:span><text:span text:style-name="T9"><text:tab/></text:span></text:p>
      <text:p text:style-name="P2"/>
      <text:h text:style-name="P61" text:outline-level="2">Professional Summary <text:tab/><text:tab/><text:tab/> </text:h>
      <text:p text:style-name="P3"><draw:line text:anchor-type="char" draw:z-index="0" draw:style-name="gr1" draw:text-style-name="P63" svg:x1="-0.0043in" svg:y1="0.0209in" svg:x2="6.7457in" svg:y2="0.0209in"><text:p/></draw:line></text:p>
      <text:p text:style-name="P21"><text:s/></text:p>
      <text:list xml:id="list1418005011" text:style-name="WW8Num4">
        <text:list-item>
          <text:p text:style-name="P32"><text:bookmark text:name="docs-internal-guid-c1370de4-7253-a1ef-ee"/><text:bookmark text:name="docs-internal-guid-c1370de4-7255-5077-63"/>Extensive knowledge in GNU/Linux.</text:p>
        </text:list-item>
        <text:list-item>
          <text:p text:style-name="P32">Possess a good knowledge of writing shell script.</text:p>
        </text:list-item>
        <text:list-item>
          <text:p text:style-name="P47"><text:span text:style-name="blackres1"><text:span text:style-name="T26">Possess a good knowledge in </text:span></text:span><text:span text:style-name="blackres1"><text:span text:style-name="T27">Python</text:span></text:span><text:span text:style-name="blackres1"><text:span text:style-name="T26"> coding.</text:span></text:span></text:p>
        </text:list-item>
      </text:list>
      <text:list xml:id="list1415326549" text:style-name="WW8Num2">
        <text:list-item>
          <text:p text:style-name="P33">Ability to work effectively while working as a team member as well as individually.</text:p>
        </text:list-item>
        <text:list-item>
          <text:p text:style-name="P33">Flexibility to change/leverage with any new Technology.</text:p>
        </text:list-item>
        <text:list-item>
          <text:p text:style-name="P33">Good knowledge in Windows operative system </text:p>
        </text:list-item>
        <text:list-item>
          <text:p text:style-name="P33">Good knowledge in writing and speaking English </text:p>
        </text:list-item>
        <text:list-item>
          <text:p text:style-name="P40">Experience working with cloud computing services. </text:p>
        </text:list-item>
      </text:list>
      <text:p text:style-name="P8"/>
      <text:p text:style-name="P8">Technical Skill set</text:p>
      <text:p text:style-name="P5"><draw:line text:anchor-type="char" draw:z-index="1" draw:style-name="gr1" draw:text-style-name="P63" svg:x1="0in" svg:y1="0.0193in" svg:x2="6.75in" svg:y2="0.0193in"><text:p/></draw:line></text:p>
      <text:list xml:id="list1892737868" text:style-name="WW8Num5">
        <text:list-item>
          <text:p text:style-name="P48"><text:span text:style-name="T10">Databases:</text:span><text:span text:style-name="T2">, MySQL, SQLite</text:span></text:p>
        </text:list-item>
        <text:list-item>
          <text:p text:style-name="P48"><text:span text:style-name="T18">Languages/Tools</text:span><text:span text:style-name="T15">: Shell script(Bash), Python, Python, Python, Python, <text:s/>Python, </text:span><text:span text:style-name="T16">PowerShell, Java, C#, Ansible, Jenkins, </text:span><text:span text:style-name="T17">AWS, Ansible, Dockers and Kubernete.</text:span></text:p>
        </text:list-item>
        <text:list-item>
          <text:p text:style-name="P49"><text:span text:style-name="T10">OS</text:span><text:span text:style-name="T2">: Windows, Linux.</text:span></text:p>
        </text:list-item>
        <text:list-item>
          <text:p text:style-name="P49"><text:span text:style-name="T25">Version Controller</text:span><text:span text:style-name="T2">: Git, </text:span><text:span text:style-name="T7">TFS, CVS, SVN</text:span></text:p>
          <text:p text:style-name="P51"><text:span text:style-name="T7"/></text:p>
        </text:list-item>
      </text:list>
      <text:p text:style-name="P22"/>
      <text:p text:style-name="P29">Education &amp; Certifications</text:p>
      <text:p text:style-name="P16"/>
      <text:p text:style-name="P16"><text:span text:style-name="T28"><text:s/></text:span><text:span text:style-name="T10">Systems Engineering </text:span><text:bookmark text:name="result_box13"/><text:span text:style-name="T10">(Bachelor’s degree)</text:span></text:p>
      <text:p text:style-name="P6">UASD University, Dominican Republic.</text:p>
      <text:p text:style-name="P6"/>
      <text:p text:style-name="P10">Full Stack Django Dev.</text:p>
      <text:p text:style-name="P6">Udemy, online</text:p>
      <text:p text:style-name="P43"/>
      <text:p text:style-name="P43"><text:span text:style-name="T31">Dorkers Kubernete</text:span>.</text:p>
      <text:p text:style-name="P34">Udemy, online</text:p>
      <text:p text:style-name="P34"/>
      <text:p text:style-name="P44">AWS Developer Associate</text:p>
      <text:p text:style-name="P41">Acloud.guru</text:p>
      <text:p text:style-name="P6"/>
      <text:p text:style-name="P9">English language </text:p>
      <text:p text:style-name="P6">Dominico Americano, Dominica Republic</text:p>
      <text:p text:style-name="P6"/>
      <text:p text:style-name="P11">GNU/LINUX SYS ADMIN</text:p>
      <text:p text:style-name="P7">Codigo Libre Dominicana</text:p>
      <text:p text:style-name="P7"/>
      <text:p text:style-name="P11">Andoid Developer</text:p>
      <text:p text:style-name="P7"><text:soft-page-break/>MiriadaX, online</text:p>
      <text:p text:style-name="P6"/>
      <text:p text:style-name="P8">Work Experience</text:p>
      <text:p text:style-name="P4"><draw:line text:anchor-type="char" draw:z-index="2" draw:style-name="gr1" draw:text-style-name="P63" svg:x1="0in" svg:y1="0.0189in" svg:x2="6.75in" svg:y2="0.0189in"><text:p/></draw:line></text:p>
      <text:p text:style-name="P17"><text:span text:style-name="T20">Configuration Manager</text:span><text:span text:style-name="T19"> </text:span><text:span text:style-name="T11"><text:s text:c="98"/></text:span><text:span text:style-name="T12">April</text:span><text:span text:style-name="T11"> ’</text:span><text:span text:style-name="T12">13</text:span><text:span text:style-name="T11"> to </text:span><text:span text:style-name="T12">OCT</text:span><text:span text:style-name="T11"> ‘</text:span><text:span text:style-name="T12">14</text:span></text:p>
      <text:p text:style-name="P14"/>
      <text:p text:style-name="P17"><text:span text:style-name="T12">NewTech</text:span><text:span text:style-name="T3">, </text:span><text:span text:style-name="T4">Verizon project </text:span></text:p>
      <text:p text:style-name="P12"/>
      <text:p text:style-name="P12"/>
      <text:p text:style-name="P30"><text:s/>Responsibilities: </text:p>
      <text:p text:style-name="P23">.</text:p>
      <text:list xml:id="list3892116550" text:style-name="WW8Num6">
        <text:list-item>
          <text:p text:style-name="P35"><text:span text:style-name="T29">Maintain, Build and deploy Java Applications </text:span><text:s/></text:p>
        </text:list-item>
        <text:list-item>
          <text:p text:style-name="P37">Maintain UNIX servers </text:p>
        </text:list-item>
        <text:list-item>
          <text:p text:style-name="P37">Debug and fix Errors</text:p>
        </text:list-item>
      </text:list>
      <text:p text:style-name="P25"/>
      <text:p text:style-name="P25">Technologies/Tools</text:p>
      <text:p text:style-name="P27"><text:span text:style-name="T11"><text:s text:c="7"/>Technologies: </text:span><text:span text:style-name="T22">Jenkins, Weblogic, Bash, Python.</text:span></text:p>
      <text:p text:style-name="P54"/>
      <text:p text:style-name="P54"/>
      <text:p text:style-name="P18"><text:span text:style-name="T21">DevOps Engineer</text:span><text:span text:style-name="T19"> </text:span><text:span text:style-name="T11"><text:s text:c="98"/></text:span><text:span text:style-name="T12">OCT</text:span><text:span text:style-name="T11"> ‘</text:span><text:span text:style-name="T12">14 </text:span><text:span text:style-name="T13">to </text:span><text:span text:style-name="T14">JUN ‘19</text:span></text:p>
      <text:p text:style-name="P15"/>
      <text:p text:style-name="P18"><text:span text:style-name="T12">NewTech</text:span><text:span text:style-name="T3">, </text:span><text:span text:style-name="T5">FirstAmerica</text:span><text:span text:style-name="T4"> project </text:span></text:p>
      <text:p text:style-name="P13"/>
      <text:p text:style-name="P13"/>
      <text:p text:style-name="P31"><text:s/>Responsibilities: </text:p>
      <text:p text:style-name="P24">.</text:p>
      <text:list xml:id="list92951346249754" text:continue-numbering="true" text:style-name="WW8Num6">
        <text:list-item>
          <text:p text:style-name="P36"><text:span text:style-name="T29">Maintain, Build and deploy C# Applications </text:span><text:s/></text:p>
        </text:list-item>
        <text:list-item>
          <text:p text:style-name="P38">Maintain <text:span text:style-name="T1">Windows</text:span> servers </text:p>
        </text:list-item>
        <text:list-item>
          <text:p text:style-name="P38">Debug and fix Errors</text:p>
        </text:list-item>
      </text:list>
      <text:p text:style-name="P26"/>
      <text:p text:style-name="P26">Technologies/Tools</text:p>
      <text:p text:style-name="P58"><text:span text:style-name="T12"><text:s text:c="7"/>Technologies:</text:span><text:span text:style-name="T22"> </text:span><text:span text:style-name="T23">tfs</text:span><text:span text:style-name="T22">, </text:span><text:span text:style-name="T23">powershell</text:span><text:span text:style-name="T22">, </text:span><text:span text:style-name="T23">visual Studio, SQL Server, ActiveDirectory</text:span></text:p>
      <text:p text:style-name="P58"><text:span text:style-name="T23"/></text:p>
      <text:p text:style-name="P52"><text:span text:style-name="T21">DevOps Engineer</text:span><text:span text:style-name="T19"> </text:span><text:span text:style-name="T11"><text:s text:c="97"/></text:span><text:span text:style-name="T14">JUN</text:span><text:span text:style-name="T11"> ‘</text:span><text:span text:style-name="T12">1</text:span><text:span text:style-name="T14">9</text:span><text:span text:style-name="T12"> </text:span><text:span text:style-name="T13">to </text:span><text:span text:style-name="T14">Present</text:span></text:p>
      <text:p text:style-name="P45"/>
      <text:p text:style-name="P52"><text:span text:style-name="T12">NewTech</text:span><text:span text:style-name="T3">, </text:span><text:span text:style-name="T6">Verizon</text:span><text:span text:style-name="T4"> project </text:span></text:p>
      <text:p text:style-name="P46"/>
      <text:p text:style-name="P46"/>
      <text:p text:style-name="P62"><text:s/>Responsibilities: </text:p>
      <text:p text:style-name="P60">.</text:p>
      <text:list xml:id="list92952535568814" text:continue-numbering="true" text:style-name="WW8Num6">
        <text:list-item>
          <text:p text:style-name="P42">Maintain Infrastructure as a code using ansible </text:p>
        </text:list-item>
        <text:list-item>
          <text:p text:style-name="P39">Maintain <text:span text:style-name="T31">Unix/Linux Servers </text:span></text:p>
        </text:list-item>
        <text:list-item>
          <text:p text:style-name="P42">Build Deploy Web Applications </text:p>
        </text:list-item>
      </text:list>
      <text:p text:style-name="P57"/>
      <text:p text:style-name="P57">Technologies/Tools</text:p>
      <text:p text:style-name="P59"><text:span text:style-name="T12"><text:s text:c="7"/>Technologies:</text:span><text:span text:style-name="T22"> </text:span><text:span text:style-name="T24">GIT</text:span><text:span text:style-name="T22">, </text:span><text:span text:style-name="T24">BASH</text:span><text:span text:style-name="T22">, </text:span><text:span text:style-name="T23">visual Studio </text:span><text:span text:style-name="T24">Code</text:span><text:span text:style-name="T23">, </text:span><text:span text:style-name="T24">Ansible, Jenkins. </text:span></text:p>
      <text:p text:style-name="P56"><text:span text:style-name="T23"/></text:p>
      <text:p text:style-name="P55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inherit" svg:font-family="inherit, 'Times New Roman'" style:font-family-generic="roman"/>
    <style:font-face style:name="Droid Sans" svg:font-family="'Droid Sans'" style:font-pitch="variable"/>
    <style:font-face style:name="Lohit Hindi" svg:font-family="'Lohit Hindi', 'MS Gothic'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D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DO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, 'MS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Gothic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Descripción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Párrafo_20_de_20_lista1" style:display-name="Párrafo de lista1" style:family="paragraph" style:parent-style-name="Standard">
      <style:paragraph-properties fo:margin-left="0.5in" fo:margin-right="0in" fo:text-indent="0in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/>
    </style:style>
    <style:style style:name="HTML_20_con_20_formato_20_previo" style:display-name="HTML con formato previo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language="es" fo:country="DO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5z0" style:family="text">
      <style:text-properties style:font-name="Symbol" fo:font-family="Symbol" style:font-family-generic="roman" style:font-pitch="variable" fo:font-size="11pt" fo:language="fr" fo:country="FR" style:font-size-asian="11pt" style:font-name-complex="Symbol" style:font-family-complex="Symbol" style:font-family-generic-complex="roman" style:font-pitch-complex="variable" style:font-size-complex="11pt"/>
    </style:style>
    <style:style style:name="WW8Num6z0" style:family="text">
      <style:text-properties style:font-name="Symbol" fo:font-family="Symbol" style:font-family-generic="roman" style:font-pitch="variable" fo:font-size="11pt" fo:language="en" fo:country="none" style:font-size-asian="11pt" style:font-name-complex="Symbol" style:font-family-complex="Symbol" style:font-family-generic-complex="roman" style:font-pitch-complex="variable" style:font-size-complex="11pt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uente_20_de_20_párrafo_20_predeter." style:display-name="WW-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lackres1" style:family="tex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Indent_20_3_20_Char" style:display-name="Body Text Indent 3 Char" style:family="text">
      <style:text-properties style:font-name="Verdana" fo:font-family="Verdana" style:font-family-generic="swiss" style:font-pitch="variable" fo:font-size="9pt" style:font-size-asian="9pt" style:font-name-complex="Verdana" style:font-family-complex="Verdana" style:font-family-generic-complex="swiss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Garamond" fo:font-size="12pt" style:text-underline-style="solid" style:text-underline-width="auto" style:text-underline-color="font-color" style:font-size-asian="12pt" style:font-name-complex="Garamond"/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5.1354in"/>
          <style:tab-stop style:position="7in" style:type="right"/>
        </style:tab-stops>
      </style:paragraph-properties>
      <style:text-properties style:text-underline-style="solid" style:text-underline-width="auto" style:text-underline-color="font-color"/>
    </style:style>
    <style:style style:name="MT1" style:family="text">
      <style:text-properties officeooo:rsid="001abf95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0.7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Resume of <text:s/><text:span text:style-name="MT1">Charles Antigua Mercedes</text:span><text:tab/><text:tab/><text:tab/> <text:s text:c="8"/>Software Engine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ma Dhanekula</dc:title>
    <meta:initial-creator>Rama Dhanekula</meta:initial-creator>
    <meta:creation-date>2018-11-04T19:12:00</meta:creation-date>
    <dc:date>2019-09-05T09:29:50.565672113</dc:date>
    <meta:editing-cycles>10</meta:editing-cycles>
    <meta:editing-duration>PT29M24S</meta:editing-duration>
    <meta:generator>LibreOffice/6.0.3.2$Linux_X86_64 LibreOffice_project/00m0$Build-2</meta:generator>
    <meta:document-statistic meta:table-count="0" meta:image-count="0" meta:object-count="0" meta:page-count="2" meta:paragraph-count="61" meta:word-count="268" meta:character-count="2227" meta:non-whitespace-character-count="1677"/>
  </office:meta>
</office:document-meta>
</file>